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9.504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8.687cm"/>
    </style:style>
    <style:style style:name="co10" style:family="table-column">
      <style:table-column-properties fo:break-before="auto" style:column-width="14.132cm"/>
    </style:style>
    <style:style style:name="co11" style:family="table-column">
      <style:table-column-properties fo:break-before="auto" style:column-width="2.505cm"/>
    </style:style>
    <style:style style:name="co12" style:family="table-column">
      <style:table-column-properties fo:break-before="auto" style:column-width="14.822cm"/>
    </style:style>
    <style:style style:name="co13" style:family="table-column">
      <style:table-column-properties fo:break-before="auto" style:column-width="5.99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georeferencingby</text:p>
          </table:table-cell>
          <table:table-cell office:value-type="string" calcext:value-type="string">
            <text:p>georeferencingdesc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wkt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erra Sink</text:p>
          </table:table-cell>
          <table:table-cell office:value-type="string" calcext:value-type="string">
            <text:p>https://sws.geonames.org/6537337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ink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Scandone et al., 1991</text:p>
          </table:table-cell>
          <table:table-cell office:value-type="string" calcext:value-type="string">
            <text:p>POINT(14.3624 40.9489)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qua Fidia</text:p>
          </table:table-cell>
          <table:table-cell office:value-type="string" calcext:value-type="string">
            <text:p>https://www.openstreetmap.org/node/288342355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6983 40.9285)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pezzano</text:p>
          </table:table-cell>
          <table:table-cell office:value-type="string" calcext:value-type="string">
            <text:p>http://wikidata.org/entity/Q261085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680 40.7119)</text:p>
          </table:table-cell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sola</text:p>
          </table:table-cell>
          <table:table-cell table:style-name="ce2" office:value-type="string" calcext:value-type="string">
            <text:p>https://www.openstreetmap.org/node/6858047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5259 40.6993)</text:p>
          </table:table-cell>
          <table:table-cell table:number-columns-repeated="101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http://wikidata.org/entity/Q377712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style-name="ce2" office:value-type="string" calcext:value-type="string">
            <text:p>fsl:medium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15.2092 40.4956)</text:p>
          </table:table-cell>
          <table:table-cell table:number-columns-repeated="10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style-name="ce2" office:value-type="string" calcext:value-type="string">
            <text:p>fsl:medium</text:p>
          </table:table-cell>
          <table:table-cell table:style-name="ce2" office:value-type="string" calcext:value-type="string">
            <text:p>Rosi et al., 1999</text:p>
          </table:table-cell>
          <table:table-cell table:style-name="ce2" office:value-type="string" calcext:value-type="string">
            <text:p>POINT(14.7662 40.7198)</text:p>
          </table:table-cell>
          <table:table-cell table:number-columns-repeated="101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http://wikidata.org/entity/Q243456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12162776</text:p>
          </table:table-cell>
          <table:table-cell table:style-name="ce2" office:value-type="string" calcext:value-type="string">
            <text:p>fsl:medium</text:p>
          </table:table-cell>
          <table:table-cell table:style-name="ce2" office:value-type="string" calcext:value-type="string">
            <text:p>Pappalardo et al., 1999</text:p>
          </table:table-cell>
          <table:table-cell table:style-name="ce2" office:value-type="string" calcext:value-type="string">
            <text:p>POINT(14.0560 40.8381) </text:p>
          </table:table-cell>
          <table:table-cell table:number-columns-repeated="101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ulf of Naples</text:p>
          </table:table-cell>
          <table:table-cell office:value-type="string" calcext:value-type="string">
            <text:p>https://sws.geonames.org/317239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Arienzo et al., 2009</text:p>
          </table:table-cell>
          <table:table-cell office:value-type="string" calcext:value-type="string">
            <text:p>POINT(14.2559 40.7192)</text:p>
          </table:table-cell>
          <table:table-cell table:number-columns-repeated="101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ago Patria (Naples)</text:p>
          </table:table-cell>
          <table:table-cell office:value-type="string" calcext:value-type="string">
            <text:p>https://sws.geonames.org/9881928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;Scandone et al., 1991</text:p>
          </table:table-cell>
          <table:table-cell office:value-type="string" calcext:value-type="string">
            <text:p>POINT(14.0366 40.9260)</text:p>
          </table:table-cell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https://sws.geonames.org/1196163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998 40.6385)</text:p>
          </table:table-cell>
          <table:table-cell table:number-columns-repeated="1011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assaquano (Naples)</text:p>
          </table:table-cell>
          <table:table-cell office:value-type="string" calcext:value-type="string">
            <text:p>http://wikidata.org/entity/Q385092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476 40.6619)</text:p>
          </table:table-cell>
          <table:table-cell table:number-columns-repeated="101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onte Echia (Naples)</text:p>
          </table:table-cell>
          <table:table-cell office:value-type="string" calcext:value-type="string">
            <text:p>http://wikidata.org/entity/Q279419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untai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2479 40.8312)</text:p>
          </table:table-cell>
          <table:table-cell table:number-columns-repeated="101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go Grande di Monticchio</text:p>
          </table:table-cell>
          <table:table-cell office:value-type="string" calcext:value-type="string">
            <text:p>http://wikidata.org/entity/Q562585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Narcisi, 1996</text:p>
          </table:table-cell>
          <table:table-cell office:value-type="string" calcext:value-type="string">
            <text:p>POINT(15.6057 40.9315)</text:p>
          </table:table-cell>
          <table:table-cell table:number-columns-repeated="101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nticchio (Bagni)</text:p>
          </table:table-cell>
          <table:table-cell office:value-type="string" calcext:value-type="string">
            <text:p>http://wikidata.org/entity/Q5933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5.5699 40.9490)</text:p>
          </table:table-cell>
          <table:table-cell table:number-columns-repeated="101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nticchio Lakes</text:p>
          </table:table-cell>
          <table:table-cell office:value-type="string" calcext:value-type="string">
            <text:p>https://www.openstreetmap.org/relation/1580254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Brauer et al., 2000;Fedele et al., 2003</text:p>
          </table:table-cell>
          <table:table-cell office:value-type="string" calcext:value-type="string">
            <text:p>POINT (15.6098 40.9319)</text:p>
          </table:table-cell>
          <table:table-cell table:number-columns-repeated="101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urge Plateau</text:p>
          </table:table-cell>
          <table:table-cell office:value-type="string" calcext:value-type="string">
            <text:p>https://sws.geonames.org/317489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6.2833 41.0047)</text:p>
          </table:table-cell>
          <table:table-cell table:number-columns-repeated="101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2080 40.8537)</text:p>
          </table:table-cell>
          <table:table-cell table:number-columns-repeated="10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acognano</text:p>
          </table:table-cell>
          <table:table-cell table:style-name="ce2" office:value-type="string" calcext:value-type="string">
            <text:p>https://www.openstreetmap.org/node/5381436704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5381436704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;Rosi et al., 1999</text:p>
          </table:table-cell>
          <table:table-cell office:value-type="string" calcext:value-type="string">
            <text:p>POINT(14.4347 40.6484)</text:p>
          </table:table-cell>
          <table:table-cell table:number-columns-repeated="101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http://wikidata.org/entity/Q377701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5.6150 41.6541)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llezzano</text:p>
          </table:table-cell>
          <table:table-cell office:value-type="string" calcext:value-type="string">
            <text:p>http://wikidata.org/entity/Q81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46 40.7249)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http://wikidata.org/entity/Q124272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979 40.7615)</text:p>
          </table:table-cell>
          <table:table-cell table:number-columns-repeated="101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hlegraean Fields</text:p>
          </table:table-cell>
          <table:table-cell office:value-type="string" calcext:value-type="string">
            <text:p>http://wikidata.org/entity/Q75512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948370721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1402 40.8275) 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onti Rossi (Naples)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;Giaccio et al., 2008;Pappalardo et al., 1999</text:p>
          </table:table-cell>
          <table:table-cell office:value-type="string" calcext:value-type="string">
            <text:p>POINT(14.2594 40.8731)</text:p>
          </table:table-cell>
          <table:table-cell table:number-columns-repeated="101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ozzuoli Bay</text:p>
          </table:table-cell>
          <table:table-cell office:value-type="string" calcext:value-type="string">
            <text:p>http://wikidata.org/entity/Q38670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0890 40.8215)</text:p>
          </table:table-cell>
          <table:table-cell table:number-columns-repeated="101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cara</text:p>
          </table:table-cell>
          <table:table-cell table:style-name="ce2" office:value-type="string" calcext:value-type="string">
            <text:p>http://www.openstreetmap.org/node/71648518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16485183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6459 40.6783)</text:p>
          </table:table-cell>
          <table:table-cell table:number-columns-repeated="101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nta Marmolite</text:p>
          </table:table-cell>
          <table:table-cell table:style-name="ce2" office:value-type="string" calcext:value-type="string">
            <text:p>http://wikidata.org/entity/Q7244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DOI 10.3390/geosciences12060241, Fig. 1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40.8888 14.1489)</text:p>
          </table:table-cell>
          <table:table-cell table:number-columns-repeated="101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65262 40.605667)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896712 40.962500)</text:p>
          </table:table-cell>
          <table:table-cell table:number-columns-repeated="101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an Marco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8069 41.036930)</text:p>
          </table:table-cell>
          <table:table-cell table:number-columns-repeated="101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an Nicola La Strad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17772 41.050134)</text:p>
          </table:table-cell>
          <table:table-cell table:number-columns-repeated="101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carafe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56011 40.934624)</text:p>
          </table:table-cell>
          <table:table-cell table:number-columns-repeated="101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erino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Fedele et al., 2008;Giaccio et al., 2008;Lowe et al., 2012</text:p>
          </table:table-cell>
          <table:table-cell office:value-type="string" calcext:value-type="string">
            <text:p>POINT(14.789093 40.857795)</text:p>
          </table:table-cell>
          <table:table-cell table:number-columns-repeated="101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tarz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696512 40.956596)</text:p>
          </table:table-cell>
          <table:table-cell table:number-columns-repeated="101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rregavet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011626 40.800740)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refol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142672 40.895245)</text:p>
          </table:table-cell>
          <table:table-cell table:number-columns-repeated="101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ufar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679477 41.054918)</text:p>
          </table:table-cell>
          <table:table-cell table:number-columns-repeated="101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ufarella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90612 40.761691)</text:p>
          </table:table-cell>
          <table:table-cell table:number-columns-repeated="101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ico Equense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27303 40.662246)</text:p>
          </table:table-cell>
          <table:table-cell table:number-columns-repeated="101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illa di Briano (Naples)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49332 41.001874)</text:p>
          </table:table-cell>
          <table:table-cell table:number-columns-repeated="101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oscone</text:p>
          </table:table-cell>
          <table:table-cell table:style-name="ce4"/>
          <table:table-cell/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519395 40.800514)</text:p>
          </table:table-cell>
          <table:table-cell table:number-columns-repeated="1011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Lake Ohrid (Albania)</text:p>
          </table:table-cell>
          <table:table-cell office:value-type="string" calcext:value-type="string">
            <text:p>http://wikidata.org/entity/Q15625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eicher et al., 2019, 2016</text:p>
          </table:table-cell>
          <table:table-cell office:value-type="string" calcext:value-type="string">
            <text:p>POINT(20.431837 41.037140)</text:p>
          </table:table-cell>
          <table:table-cell table:number-columns-repeated="1011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http://wikidata.org/entity/Q203753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2.632873 43.654874)</text:p>
          </table:table-cell>
          <table:table-cell table:number-columns-repeated="101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https://sws.geonames.org/72648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office:value-type="string" calcext:value-type="string">
            <text:p>POINT(23.922981 43.146398)</text:p>
          </table:table-cell>
          <table:table-cell table:number-columns-repeated="101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http://wikidata.org/entity/Q61788595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Tsanova et al., 2021</text:p>
          </table:table-cell>
          <table:table-cell office:value-type="string" calcext:value-type="string">
            <text:p>POINT(22.969070 43.025771)</text:p>
          </table:table-cell>
          <table:table-cell table:number-columns-repeated="1011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http://wikidata.org/entity/Q144133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Fedele et al., 2003</text:p>
          </table:table-cell>
          <table:table-cell office:value-type="string" calcext:value-type="string">
            <text:p>POINT(21.812507 37.416509)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Klissoura (Greece)</text:p>
          </table:table-cell>
          <table:table-cell office:value-type="string" calcext:value-type="string">
            <text:p>http://wikidata.org/entity/Q214689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1.467224 40.536072)</text:p>
          </table:table-cell>
          <table:table-cell table:number-columns-repeated="101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enaghi Philippon (Greece)</text:p>
          </table:table-cell>
          <table:table-cell office:value-type="string" calcext:value-type="string">
            <text:p>https://sws.geonames.org/736250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owe et al., 2012;Wulf et al., 2018</text:p>
          </table:table-cell>
          <table:table-cell office:value-type="string" calcext:value-type="string">
            <text:p>POINT(24.330363 41.024391)</text:p>
          </table:table-cell>
          <table:table-cell table:number-columns-repeated="101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office:value-type="string" calcext:value-type="string">
            <text:p>https://sws.geonames.org/31894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Wacha, 2011</text:p>
          </table:table-cell>
          <table:table-cell table:style-name="ce2" office:value-type="string" calcext:value-type="string">
            <text:p>POINT(14.292151 44.510487)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ake Ohrid (Macedonia)</text:p>
          </table:table-cell>
          <table:table-cell office:value-type="string" calcext:value-type="string">
            <text:p>http://wikidata.org/entity/Q15625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eicher et al., 2019, 2016</text:p>
          </table:table-cell>
          <table:table-cell table:style-name="ce2" office:value-type="string" calcext:value-type="string">
            <text:p>POINT(20.578824 41.037411)</text:p>
          </table:table-cell>
          <table:table-cell table:number-columns-repeated="101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office:value-type="string" calcext:value-type="string">
            <text:p>http://wikidata.org/entity/Q205655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1.1617392 41.8117124)</text:p>
          </table:table-cell>
          <table:table-cell table:number-columns-repeated="1011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office:value-type="string" calcext:value-type="string">
            <text:p>https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Morley &amp; Woodward, 2011</text:p>
          </table:table-cell>
          <table:table-cell table:style-name="ce2" office:value-type="string" calcext:value-type="string">
            <text:p>POINT(18.4814542 42.7789851) </text:p>
          </table:table-cell>
          <table:table-cell table:number-columns-repeated="101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style-name="ce2" office:value-type="string" calcext:value-type="string">
            <text:p>POINT(27.902121 44.094695)</text:p>
          </table:table-cell>
          <table:table-cell table:number-columns-repeated="101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Dobrogea (Romania)</text:p>
          </table:table-cell>
          <table:table-cell office:value-type="string" calcext:value-type="string">
            <text:p>https://sws.geonames.org/67919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Fitzsimmons et al., 2014, 2013</text:p>
          </table:table-cell>
          <table:table-cell table:style-name="ce2" office:value-type="string" calcext:value-type="string">
            <text:p>POINT(28.232853 43.999638)</text:p>
          </table:table-cell>
          <table:table-cell table:number-columns-repeated="101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7.849056 44.392114)</text:p>
          </table:table-cell>
          <table:table-cell table:number-columns-repeated="101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5.292 43.655)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ratul Borcea (Romania)</text:p>
          </table:table-cell>
          <table:table-cell office:value-type="string" calcext:value-type="string">
            <text:p>https://sws.geonames.org/68422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Pötter et al., 2021</text:p>
          </table:table-cell>
          <table:table-cell table:style-name="ce2" office:value-type="string" calcext:value-type="string">
            <text:p>POINT(27.327116 44.189106)</text:p>
          </table:table-cell>
          <table:table-cell table:number-columns-repeated="101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alta Alba (Romania)</text:p>
          </table:table-cell>
          <table:table-cell office:value-type="string" calcext:value-type="string">
            <text:p>https://sws.geonames.org/68557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Pötter et al., 2021</text:p>
          </table:table-cell>
          <table:table-cell table:style-name="ce2" office:value-type="string" calcext:value-type="string">
            <text:p>POINT(27.247805 45.303696)</text:p>
          </table:table-cell>
          <table:table-cell table:number-columns-repeated="101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Russian Plane</text:p>
          </table:table-cell>
          <table:table-cell office:value-type="string" calcext:value-type="string">
            <text:p>https://sws.geonames.org/47152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Fitzsimmons et al., 2013</text:p>
          </table:table-cell>
          <table:table-cell table:style-name="ce2" office:value-type="string" calcext:value-type="string">
            <text:p>POINT(45 55)</text:p>
          </table:table-cell>
          <table:table-cell table:number-columns-repeated="1011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ostenki-Borshchevo (Russia)</text:p>
          </table:table-cell>
          <table:table-cell office:value-type="string" calcext:value-type="string">
            <text:p>https://en.wikipedia.org/wiki/Kostyonki%E2%80%93Borshchyovo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Wikipedia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39.051667 51.385833)</text:p>
          </table:table-cell>
          <table:table-cell table:number-columns-repeated="101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Kostenki (Russia)</text:p>
          </table:table-cell>
          <table:table-cell office:value-type="string" calcext:value-type="string">
            <text:p>https://sws.geonames.org/54398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Fedele et al., 2003</text:p>
          </table:table-cell>
          <table:table-cell table:style-name="ce2" office:value-type="string" calcext:value-type="string">
            <text:p>POINT(38.921606 51.413584)</text:p>
          </table:table-cell>
          <table:table-cell table:number-columns-repeated="101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erbia Kisiljevo</text:p>
          </table:table-cell>
          <table:table-cell office:value-type="string" calcext:value-type="string">
            <text:p>https://sws.geonames.org/78950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Baykal et al., 2018</text:p>
          </table:table-cell>
          <table:table-cell table:style-name="ce2" office:value-type="string" calcext:value-type="string">
            <text:p>POINT(21.391153 44.739742)</text:p>
          </table:table-cell>
          <table:table-cell table:number-columns-repeated="1011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erbia Tabula Traiana</text:p>
          </table:table-cell>
          <table:table-cell office:value-type="string" calcext:value-type="string">
            <text:p>http://wikidata.org/entity/Q209168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Boric et al., 2012;Lowe et al., 2012</text:p>
          </table:table-cell>
          <table:table-cell table:style-name="ce2" office:value-type="string" calcext:value-type="string">
            <text:p>POINT(22.307921 44.657061)</text:p>
          </table:table-cell>
          <table:table-cell table:number-columns-repeated="1011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itel Pleateau (Serbia)</text:p>
          </table:table-cell>
          <table:table-cell office:value-type="string" calcext:value-type="string">
            <text:p>http://wikidata.org/entity/Q339191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Baykal et al., 2018</text:p>
          </table:table-cell>
          <table:table-cell table:style-name="ce2" office:value-type="string" calcext:value-type="string">
            <text:p>POINT(20.307507 45.207046)</text:p>
          </table:table-cell>
          <table:table-cell table:number-columns-repeated="101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outhern Ukraine</text:p>
          </table:table-cell>
          <table:table-cell office:value-type="string" calcext:value-type="string">
            <text:p>http://wikidata.org/entity/Q2641546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dernRegion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Wikidata Q181633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Fitzsimmons et al., 2013</text:p>
          </table:table-cell>
          <table:table-cell table:style-name="ce2" office:value-type="string" calcext:value-type="string">
            <text:p>POINT(31.8 47.43)</text:p>
          </table:table-cell>
          <table:table-cell table:number-columns-repeated="101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ua-Fteah (Libya)</text:p>
          </table:table-cell>
          <table:table-cell office:value-type="string" calcext:value-type="string">
            <text:p>http://wikidata.org/entity/Q2522681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2.049423 32.900174)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2"/>
          <table:table-cell table:number-columns-repeated="101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Orlovat</text:p>
          </table:table-cell>
          <table:table-cell office:value-type="string" calcext:value-type="string">
            <text:p>https://sws.geonames.org/787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, I. et al. (2017), Fig. 1;Obreht, I. et al. (2015)</text:p>
          </table:table-cell>
          <table:table-cell table:style-name="ce2" office:value-type="string" calcext:value-type="string">
            <text:p>POINT(20.58089 45.24171)</text:p>
          </table:table-cell>
          <table:table-cell table:number-columns-repeated="101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Stalać</text:p>
          </table:table-cell>
          <table:table-cell office:value-type="string" calcext:value-type="string">
            <text:p>https://sws.geonames.org/83872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, I. et al. (2017), Fig. 1;Obreht, I. et al. (2016)</text:p>
          </table:table-cell>
          <table:table-cell table:style-name="ce2" office:value-type="string" calcext:value-type="string">
            <text:p>POINT(21.40583 43.67278)</text:p>
          </table:table-cell>
          <table:table-cell table:number-columns-repeated="101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unaszekcső</text:p>
          </table:table-cell>
          <table:table-cell office:value-type="string" calcext:value-type="string">
            <text:p>https://sws.geonames.org/305345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, I. et al. (2017), Fig. 1;Újvári, G. Et al. (2016)</text:p>
          </table:table-cell>
          <table:table-cell office:value-type="string" calcext:value-type="string">
            <text:p>POINT(18.7587 46.0874)</text:p>
          </table:table-cell>
          <table:table-cell table:number-columns-repeated="101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atajnica</text:p>
          </table:table-cell>
          <table:table-cell office:value-type="string" calcext:value-type="string">
            <text:p>https://sws.geonames.org/7928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, I. et al. (2017), Fig. 1;Buggle, B. et al. (2013);Buggle, B. et al. (2014)</text:p>
          </table:table-cell>
          <table:table-cell office:value-type="string" calcext:value-type="string">
            <text:p>POINT(20.28019 44.90319)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Rasova</text:p>
          </table:table-cell>
          <table:table-cell office:value-type="string" calcext:value-type="string">
            <text:p>https://sws.geonames.org/6691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, I. et al. (2017), Fig. 1;Zeeden, C. et al. (2018)</text:p>
          </table:table-cell>
          <table:table-cell office:value-type="string" calcext:value-type="string">
            <text:p>POINT(27.93466 44.24616)</text:p>
          </table:table-cell>
          <table:table-cell table:number-columns-repeated="101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ake Prespa</text:p>
          </table:table-cell>
          <table:table-cell office:value-type="string" calcext:value-type="string">
            <text:p>https://sws.geonames.org/78676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Obreht, I. et al. (2017), Fig. 1;Panagiotopoulos, K. (2014)</text:p>
          </table:table-cell>
          <table:table-cell office:value-type="string" calcext:value-type="string">
            <text:p>POINT(21.0 40.91667)</text:p>
          </table:table-cell>
          <table:table-cell table:number-columns-repeated="101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 table:number-rows-repeated="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Ja</number:text>
    </number:number-style>
    <number:number-style style:name="N119P1" style:volatile="true">
      <number:text>Ja</number:text>
    </number:number-style>
    <number:number-style style:name="N119">
      <number:text>Nein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Ein</number:text>
    </number:number-style>
    <number:number-style style:name="N121P1" style:volatile="true">
      <number:text>Ein</number:text>
    </number:number-style>
    <number:number-style style:name="N121">
      <number:text>Aus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0:21:07.029000000</dc:date>
    <meta:editing-duration>PT12H24M52S</meta:editing-duration>
    <meta:editing-cycles>166</meta:editing-cycles>
    <meta:generator>LibreOffice/7.2.4.1$Windows_X86_64 LibreOffice_project/27d75539669ac387bb498e35313b970b7fe9c4f9</meta:generator>
    <meta:document-statistic meta:table-count="1" meta:cell-count="929" meta:object-count="0"/>
  </office:meta>
</office:document-meta>
</file>